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.423cm" fo:margin-bottom="0.423cm" style:contextual-spacing="false" fo:text-align="start" style:justify-single-word="false" style:page-number="1"/>
      <style:text-properties fo:font-size="14pt" officeooo:rsid="0016676d" officeooo:paragraph-rsid="0016676d" style:font-size-asian="14pt" style:font-size-complex="14pt"/>
    </style:style>
    <style:style style:name="P2" style:family="paragraph" style:parent-style-name="Standard">
      <style:paragraph-properties fo:margin-top="0.423cm" fo:margin-bottom="0.423cm" style:contextual-spacing="false" fo:text-align="start" style:justify-single-word="false"/>
      <style:text-properties officeooo:paragraph-rsid="0016676d"/>
    </style:style>
    <style:style style:name="P3" style:family="paragraph" style:parent-style-name="Standard" style:list-style-name="WWNum2">
      <style:paragraph-properties fo:margin-top="0.423cm" fo:margin-bottom="0cm" style:contextual-spacing="false" fo:line-height="150%"/>
    </style:style>
    <style:style style:name="P4" style:family="paragraph" style:parent-style-name="Standard" style:list-style-name="WWNum2">
      <style:paragraph-properties fo:line-height="150%"/>
    </style:style>
    <style:style style:name="P5" style:family="paragraph" style:parent-style-name="Standard" style:list-style-name="WWNum2">
      <style:paragraph-properties fo:margin-top="0cm" fo:margin-bottom="0.423cm" style:contextual-spacing="false" fo:line-height="150%"/>
    </style:style>
    <style:style style:name="P6" style:family="paragraph" style:parent-style-name="Heading_20_1">
      <style:paragraph-properties fo:margin-top="0.847cm" fo:margin-bottom="0.212cm" style:contextual-spacing="false" fo:keep-together="auto" fo:keep-with-next="auto"/>
    </style:style>
    <style:style style:name="P7" style:family="paragraph" style:parent-style-name="Standard" style:list-style-name="WWNum1">
      <style:paragraph-properties fo:margin-top="0.423cm" fo:margin-bottom="0cm" style:contextual-spacing="false"/>
    </style:style>
    <style:style style:name="P8" style:family="paragraph" style:parent-style-name="Standard" style:list-style-name="WWNum1"/>
    <style:style style:name="P9" style:family="paragraph" style:parent-style-name="Standard" style:list-style-name="WWNum1">
      <style:paragraph-properties fo:margin-top="0cm" fo:margin-bottom="0.423cm" style:contextual-spacing="false"/>
    </style:style>
    <style:style style:name="P10" style:family="paragraph" style:parent-style-name="Standard" style:list-style-name="WWNum3">
      <style:paragraph-properties fo:margin-top="0.423cm" fo:margin-bottom="0cm" style:contextual-spacing="false"/>
    </style:style>
    <style:style style:name="P11" style:family="paragraph" style:parent-style-name="Standard" style:list-style-name="WWNum3"/>
    <style:style style:name="P12" style:family="paragraph" style:parent-style-name="Standard" style:list-style-name="WWNum3">
      <style:paragraph-properties fo:margin-top="0cm" fo:margin-bottom="0.423cm" style:contextual-spacing="false"/>
    </style:style>
    <style:style style:name="P13" style:family="paragraph" style:parent-style-name="Standard" style:list-style-name="WWNum4">
      <style:paragraph-properties fo:margin-top="0.423cm" fo:margin-bottom="0cm" style:contextual-spacing="false"/>
    </style:style>
    <style:style style:name="P14" style:family="paragraph" style:parent-style-name="Standard" style:list-style-name="WWNum4"/>
    <style:style style:name="P15" style:family="paragraph" style:parent-style-name="Standard" style:list-style-name="WWNum4">
      <style:paragraph-properties fo:margin-top="0cm" fo:margin-bottom="0.423cm" style:contextual-spacing="false"/>
    </style:style>
    <style:style style:name="T1" style:family="text">
      <style:text-properties fo:font-size="23pt" fo:font-weight="bold" style:font-size-asian="23pt" style:font-weight-asian="bold" style:font-size-complex="23pt"/>
    </style:style>
    <style:style style:name="T2" style:family="text">
      <style:text-properties officeooo:rsid="0016676d"/>
    </style:style>
    <style:style style:name="T3" style:family="text">
      <style:text-properties fo:font-size="23pt" fo:font-weight="bold" officeooo:rsid="0016676d" style:font-size-asian="23pt" style:font-weight-asian="bold" style:font-size-complex="23pt"/>
    </style:style>
    <style:style style:name="T4" style:family="text">
      <style:text-properties fo:font-weight="bold" style:font-weight-asian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/>
    </style:style>
    <style:style style:name="T7" style:family="text">
      <style:text-properties fo:language="en" fo:country="US" officeooo:rsid="001667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kadiusz Deutsch, Radosław Cwojda</text:p>
      <text:p text:style-name="P2"><text:line-break/><text:span text:style-name="T1">1) Wymagania funkcjonalne </text:span></text:p>
      <text:list text:style-name="WWNum2">
        <text:list-item>
          <text:p text:style-name="P3">Generacja planszy podzielonej na kilka części (poziomów).</text:p>
        </text:list-item>
        <text:list-item>
          <text:p text:style-name="P4">Walka w czasie turowym w pokojach z przeciwnikami.</text:p>
        </text:list-item>
        <text:list-item>
          <text:p text:style-name="P4">Minigra blokująca przejście do kolejnej planszy np:</text:p>
          <text:list>
            <text:list-item>
              <text:p text:style-name="P4">wariant A: kółko-krzyżyk,</text:p>
            </text:list-item>
            <text:list-item>
              <text:p text:style-name="P4">wariant B: quiz wiedzy,</text:p>
            </text:list-item>
            <text:list-item>
              <text:p text:style-name="P4">wariant C: szachy.</text:p>
            </text:list-item>
          </text:list>
        </text:list-item>
        <text:list-item>
          <text:p text:style-name="P4">Boss na końcu każdej planszy.</text:p>
        </text:list-item>
        <text:list-item>
          <text:p text:style-name="P4">Drop nagród po poziomie: miecz lub losowe <text:span text:style-name="T2">przedmioty</text:span> (pasywne i jednorazowe).</text:p>
        </text:list-item>
        <text:list-item>
          <text:p text:style-name="P4">Ekwipunek: podgląd, zakładanie broni/pancerza.</text:p>
        </text:list-item>
        <text:list-item>
          <text:p text:style-name="P4">Statystyki postaci.</text:p>
        </text:list-item>
        <text:list-item>
          <text:p text:style-name="P4">Obsługa błędów zapisu/odczytu i walidację danych.</text:p>
        </text:list-item>
        <text:list-item>
          <text:p text:style-name="P4">Rzadkości przedmiotów w zależności od czasu pokonania mini-gry</text:p>
        </text:list-item>
        <text:list-item>
          <text:p text:style-name="P4">Prosty dziennik zdarzeń walki.</text:p>
        </text:list-item>
        <text:list-item>
          <text:p text:style-name="P4"><text:s/>Losowe wydarzenia w pokojach (skrzynie, pułapki).</text:p>
        </text:list-item>
        <text:list-item>
          <text:p text:style-name="P5">Animacje podstawowe.</text:p>
        </text:list-item>
      </text:list>
      <text:h text:style-name="P6" text:outline-level="1" loext:marker-style-name="T1"><text:bookmark text:name="_qwi7khodrgul"/><text:span text:style-name="T1">2) </text:span><text:span text:style-name="T3">Interakcja gracza</text:span><text:span text:style-name="T1">.</text:span></text:h>
      <text:list text:style-name="WWNum1">
        <text:list-item>
          <text:p text:style-name="P7"><text:span text:style-name="T4">Jako gracz</text:span> chce rozpocząć nową grę i wejść na pierwszą planszę, aby zacząć grę.<text:line-break/></text:p>
        </text:list-item>
        <text:list-item>
          <text:p text:style-name="P8"><text:span text:style-name="T4">Jako gracz</text:span> chcę przejść pokoje i pokonać wrogów w walce turowej, aby odblokować wyjście.<text:line-break/></text:p>
        </text:list-item>
        <text:list-item>
          <text:p text:style-name="P8"><text:span text:style-name="T4">Jako gracz</text:span> chce wygrać minigrę, aby przejść na kolejną planszę.<text:line-break/></text:p>
        </text:list-item>
        <text:list-item>
          <text:p text:style-name="P8"><text:span text:style-name="T4">Jako gracz</text:span> chce zdobywać miecze i <text:span text:style-name="T2">przedmioty</text:span> po poziomach, aby wzmacniać postać.<text:line-break/></text:p>
        </text:list-item>
        <text:list-item>
          <text:p text:style-name="P9"><text:span text:style-name="T4">Jako gracz</text:span> chcę zapisać i wczytać stan gry, aby kontynuować granie później.<text:line-break/></text:p>
        </text:list-item>
      </text:list>
      <text:h text:style-name="P6" text:outline-level="1" loext:marker-style-name="T1"><text:bookmark text:name="_d5wok2fdpzr"/><text:soft-page-break/><text:span text:style-name="T1">3) Kryteria akceptacji.</text:span><text:span text:style-name="T1"/></text:h>
      <text:list text:style-name="WWNum3">
        <text:list-item>
          <text:p text:style-name="P10"><text:span text:style-name="T4">Minigra:</text:span> po wejściu w bramę poziomu uruchamia się minigra. Wygrana = przejście, przegrana = powrót i możliwość ponownej próby.<text:line-break/></text:p>
        </text:list-item>
        <text:list-item>
          <text:p text:style-name="P11"><text:span text:style-name="T4">Drop:</text:span> po pokonaniu bossa gra losuje ≥1 nagrodę.<text:line-break/></text:p>
        </text:list-item>
        <text:list-item>
          <text:p text:style-name="P12"><text:span text:style-name="T4">Walka:</text:span> tury naprzemienne. Martwe jednostki nie wykonują akcji.</text:p>
        </text:list-item>
      </text:list>
      <text:h text:style-name="P6" text:outline-level="1" loext:marker-style-name="T1"><text:bookmark text:name="_7z598wo8of4o"/><text:span text:style-name="T1">5) Plan prac (iteracje)</text:span><text:span text:style-name="T1"/></text:h>
      <text:list text:style-name="WWNum4">
        <text:list-item>
          <text:p text:style-name="P13" loext:marker-style-name="T5"><text:span text:style-name="T6">Iteracja 1:</text:span><text:span text:style-name="T5"> </text:span><text:span text:style-name="T7">R</text:span><text:span text:style-name="T5">dzeń modelu (</text:span><text:span text:style-name="T7">postać</text:span><text:span text:style-name="T5">, </text:span><text:span text:style-name="T7">przeciwnik</text:span><text:span text:style-name="T5">, </text:span><text:span text:style-name="T7">przedmiot</text:span><text:span text:style-name="T5">, </text:span><text:span text:style-name="T7">ekwipunek</text:span><text:span text:style-name="T5">, Map</text:span><text:span text:style-name="T7">a</text:span><text:span text:style-name="T5">/Level).<text:line-break/></text:span></text:p>
        </text:list-item>
        <text:list-item>
          <text:p text:style-name="P14"><text:span text:style-name="T4">Iteracja 2:</text:span> <text:span text:style-name="T2">M</text:span>inigry A i B, brama poziomu, drop.<text:line-break/></text:p>
        </text:list-item>
        <text:list-item>
          <text:p text:style-name="P14"><text:span text:style-name="T4">Iteracja 3:</text:span> <text:span text:style-name="T2">B</text:span>oss, zapis/odczyt, obsługa błędów.<text:line-break/></text:p>
        </text:list-item>
        <text:list-item>
          <text:p text:style-name="P15"><text:span text:style-name="T4">Iteracja 4:</text:span> balans, testy, prezentacja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1" fo:font-size="11pt" fo:language="pl" fo:country="PL" style:letter-kerning="false" style:font-name-asian="Arial2" style:font-size-asian="11pt" style:language-asian="pl" style:country-asian="PL" style:font-name-complex="Arial2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rial1" fo:font-size="11pt" fo:language="pl" fo:country="PL" style:letter-kerning="false" style:font-name-asian="Arial2" style:font-size-asian="11pt" style:language-asian="pl" style:country-asian="PL" style:font-name-complex="Arial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margin-top="0.423cm" fo:margin-bottom="0.423cm" style:contextual-spacing="false" fo:text-align="start" style:justify-single-word="false"/>
      <style:text-properties fo:font-size="24pt" officeooo:rsid="0016676d" officeooo:paragraph-rsid="0016676d" style:font-size-asian="24pt" style:font-size-complex="24pt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jekt gry RPG nazwa robocza „Ares”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3</meta:editing-cycles>
    <meta:creation-date>2025-10-24T06:53:00</meta:creation-date>
    <dc:date>2025-10-24T21:16:14.668455000</dc:date>
    <meta:editing-duration>PT12M57S</meta:editing-duration>
    <meta:generator>LibreOffice/25.2.6.2$Windows_X86_64 LibreOffice_project/729c5bfe710f5eb71ed3bbde9e06a6065e9c6c5d</meta:generator>
    <meta:document-statistic meta:table-count="0" meta:image-count="0" meta:object-count="0" meta:page-count="2" meta:paragraph-count="33" meta:word-count="256" meta:character-count="1657" meta:non-whitespace-character-count="1448"/>
    <meta:user-defined meta:name="AppVersion">16.0000</meta:user-defined>
    <meta:template xlink:type="simple" xlink:actuate="onRequest" xlink:title="Normal.dotm" xlink:href=""/>
  </office:meta>
</office:document-meta>
</file>